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rail camera with time lapse:</text:p>
      <text:p text:style-name="Standard">http://trailcameras.net/industry-news/trail-camera-time-lapse.php</text:p>
      <text:p text:style-name="Standard"/>
      <text:p text:style-name="Standard">http://www.ozscopes.com.au/saxon-dc70at-digital-camera-scope-with-auto-tracking.html</text:p>
      <text:p text:style-name="Standard"/>
      <text:p text:style-name="Standard">http://content.photojojo.com/tutorials/light-painting-with-moth-trail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2H31M12S</meta:editing-duration>
    <meta:editing-cycles>3</meta:editing-cycles>
    <meta:generator>OpenOffice.org/3.2$Win32 OpenOffice.org_project/320m12$Build-9483</meta:generator>
    <dc:date>2011-01-01T14:43:29.95</dc:date>
    <meta:document-statistic meta:table-count="0" meta:image-count="0" meta:object-count="0" meta:page-count="1" meta:paragraph-count="4" meta:word-count="8" meta:character-count="249"/>
    <dc:creator>Aubrey Moore</dc:creator>
    <meta:user-defined meta:name="Info 1"/>
    <meta:user-defined meta:name="Info 2"/>
    <meta:user-defined meta:name="Info 3"/>
    <meta:user-defined meta:name="Info 4"/>
  </office:meta>
</office:document-meta>
</file>